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style:style>
    <style:style style:name="P2" style:parent-style-name="Standard" style:family="paragraph">
      <style:text-properties style:font-name="Liberation Sans" style:font-name-complex="Liberation Sans"/>
    </style:style>
    <style:style style:name="P3" style:parent-style-name="Standard" style:family="paragraph">
      <style:text-properties style:font-name="Liberation Sans" style:font-name-complex="Liberation Sans"/>
    </style:style>
    <style:style style:name="P4" style:parent-style-name="Standard" style:family="paragraph">
      <style:text-properties style:font-name="Liberation Sans" style:font-name-complex="Liberation Sans"/>
    </style:style>
    <style:style style:name="T5" style:parent-style-name="DefaultParagraphFont" style:family="text">
      <style:text-properties style:font-name="Liberation Sans" style:font-name-complex="Liberation Sans" fo:font-style="italic" style:font-style-asian="italic"/>
    </style:style>
    <style:style style:name="T6" style:parent-style-name="DefaultParagraphFont" style:family="text">
      <style:text-properties style:font-name="Liberation Sans" style:font-name-complex="Liberation Sans" fo:font-weight="bold" style:font-weight-asian="bold" style:font-weight-complex="bold" fo:font-style="italic" style:font-style-asian="italic"/>
    </style:style>
    <style:style style:name="T7" style:parent-style-name="DefaultParagraphFont" style:family="text">
      <style:text-properties style:font-name="Liberation Sans" style:font-name-complex="Liberation San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office:automatic-styles>
  <office:body>
    <office:text text:use-soft-page-breaks="true">
      <text:p text:style-name="P1">Analysis of Algorithms</text:p>
      <text:p text:style-name="P2">Hesham Natouf</text:p>
      <text:p text:style-name="P3">CS 221</text:p>
      <text:p text:style-name="P4"/>
      <text:p text:style-name="Standard"><text:span text:style-name="T5">Defend all answers based on specific references to the code. Do not count return statements or initialization of method arguments. You are<text:s/></text:span><text:span text:style-name="T6">strongly</text:span><text:span text:style-name="T7"><text:s/>encouraged to walk through algorithms in the debugger and to add statement-counting code to given methods to test and refine your analysis. All growth functions must be in simplified t(n) = ____ format and order must be presented in proper big-O notation.</text:span></text:p>
      <text:h text:style-name="Heading1" text:outline-level="1">Algorithm: find()</text:h>
      <text:p text:style-name="Heading">Minimum Statements. How many statements would be executed in a call to find() when the array size is zero (n == 0)?<text:s/></text:p>
      <text:p text:style-name="Textbody"/>
      <text:p text:style-name="Textbody">2 statement would be executed, #1 is initializing “i”, #2 is the check statement to see if “i” would be less than the array length</text:p>
      <text:p text:style-name="Textbody"><text:s/><text:span text:style-name="T8">t(</text:span><text:span text:style-name="T9">0</text:span><text:span text:style-name="T10">) =<text:s/></text:span><text:span text:style-name="T11">2,</text:span><text:span text:style-name="T12"><text:s/>O(</text:span><text:span text:style-name="T13">1</text:span><text:span text:style-name="T14">)</text:span></text:p>
      <text:p text:style-name="Textbody"/>
      <text:p text:style-name="Heading">Best Case Scenario. Under what conditions would the minimum possible number of loop iterations be executed for an array<text:s/>where n is large? Where would the target element be located in the array? What is the growth function under these conditions?</text:p>
      <text:p text:style-name="Textbody"/>
      <text:p text:style-name="Textbody">The<text:s/>best-case<text:s/>scenario would<text:s/>be when the value is located at the<text:s/>first<text:s/>index, if that is the case than the run time will be the first 2 statements and the checking statement.</text:p>
      <text:p text:style-name="Textbody">t(n) = 3,<text:s/>O(1)</text:p>
      <text:p text:style-name="Textbody"/>
      <text:p text:style-name="Heading">Worst Case Scenario. Under what conditions would the maximum number of loop iterations be executed for an array where n is large?<text:s/>What would be necessary such that the loop cannot exit early? What is the growth function under these conditions?</text:p>
      <text:p text:style-name="Textbody"/>
      <text:p text:style-name="Textbody">The worst-case scenario would be when the value is not located anywhere at array-index, if that is the case than the run time will be the first 2 statements the 3 statements<text:s/>multiple of n at the the loop, #1 the conditioning statement, #2 the if statement.<text:s/>#3 the i++ will be executed.</text:p>
      <text:p text:style-name="Textbody">t(n) = 2 + 3n, O(n)</text:p>
      <text:p text:style-name="Textbody"/>
      <text:p text:style-name="Textbody"/>
      <text:p text:style-name="Textbody"/>
      <text:p text:style-name="Heading">Expected Average Case Scenario. Assuming a randomly ordered array of unique elements and the target element is in the array, where would a target element be located on average? What is the expected average number of loop iterations for a call to find()? What is the average growth function under these conditions?</text:p>
      <text:p text:style-name="Textbody"/>
      <text:p text:style-name="Textbody">The average-case scenario would be when the value is somewhere is the middle of the array index, if that is the case than the run time will be</text:p>
      <text:p text:style-name="Textbody">t(n) = 2 + 3/2n, O(n)</text:p>
      <text:p text:style-name="Textbody"/>
      <text:p text:style-name="Heading">What is the runtime order (big-O) of find() based on the above growth functions?</text:p>
      <text:p text:style-name="Textbody"/>
      <text:p text:style-name="Textbody">O(n) will be the run time order</text:p>
      <text:p text:style-name="Textbody"/>
      <text:h text:style-name="Heading1" text:outline-level="1">Algorithm: replaceAll()</text:h>
      <text:p text:style-name="Heading">Minimum Statements. How many statements would be executed in a call to replaceAll() when the array size is zero (n == 0)?</text:p>
      <text:p text:style-name="Textbody"/>
      <text:p text:style-name="Textbody">3 statements will be executed, 2 statements from find() in order to find the oldVlaue in the array and 1 statements for the loop<text:s/></text:p>
      <text:p text:style-name="Textbody">t(0) = 3, O(1)</text:p>
      <text:p text:style-name="Textbody"/>
      <text:p text:style-name="Heading">Best Case Scenario. Under what conditions would the minimum number of replaceAll() loop iterations be<text:s/>executed for an array where n is large? What would cause the replaceAll() loop to never iterate even if n is large? What is the cost of the find() call(s) under these conditions? What is the total growth function under these conditions?</text:p>
      <text:p text:style-name="Textbody"/>
      <text:p text:style-name="Textbody">The best-case scenario would be when the oldValue is located in the array 1 time so the th loop replace the oldValue with the newValue, if that is the case than the run time will be the first 2 statements<text:s/>find(), and three statement for the loop<text:s/></text:p>
      <text:soft-page-break/>
      <text:p text:style-name="Textbody">t(n) = 5 , O(1)</text:p>
      <text:p text:style-name="Heading">Worst Case Scenario. Assuming newValue and oldValue are not equal, under what conditions would the maximum number of replaceAll() loop iterations be executed for an array where n is large? Note that every call to find() inside the replaceAll() loop is guaranteed to iterate<text:s/>a different number of times, so what would the average number of find() loop iterations be?What is the total growth function under these conditions?</text:p>
      <text:p text:style-name="Textbody"/>
      <text:p text:style-name="Textbody">The worst-case scenario would be when the oldValue is not located anywhere at array-index which lead to t replace every element in the array, if that is the case than the run time will be the the worst case in find() and the in the loop for every n we add 1 than we recall the loop again</text:p>
      <text:p text:style-name="Textbody"/>
      <text:p text:style-name="Textbody">t(n) = 2 + 7n + 3n^2, O(n^2)</text:p>
      <text:p text:style-name="Textbody"/>
      <text:p text:style-name="Heading">Expected Average Case Scenario. Assuming a randomly ordered array of unique elements and oldValue is a value in the array, how many replaceAll() loop iterations will occur? How many loop iterations in calls to find()? What is the expected average growth function for a call to replaceAll()?</text:p>
      <text:p text:style-name="Textbody"/>
      <text:p text:style-name="Textbody">The average-case scenario would be when the oldValue<text:s/>take<text:s/>half the amount in the array index , if that is the case than the run time will be</text:p>
      <text:p text:style-name="Textbody">t(n) = 1 + 7/2n + 3/2n^2, O(n^2)</text:p>
      <text:p text:style-name="Textbody"/>
      <text:p text:style-name="Heading">What is the runtime order (big-O) of replaceAll() based on the above<text:s/>growth functions?</text:p>
      <text:p text:style-name="Textbody">O(n^2) will be the runtime order.</text:p>
      <text:p text:style-name="Textbody"/>
      <text:h text:style-name="Heading1" text:outline-level="1">Algorithm: sortIt()</text:h>
      <text:p text:style-name="Heading">Minimum Statements. How many statements would be executed in a call to sortIt() when the array size is zero (n == 0) or one (n == 1)?</text:p>
      <text:p text:style-name="Textbody"/>
      <text:p text:style-name="Textbody">2 statement would be executed, #1 is initializing “next”, #2 is the check statement to see if “next” would be less than the array length</text:p>
      <text:soft-page-break/>
      <text:p text:style-name="Textbody"><text:s/><text:span text:style-name="T15">t(0) = 2, O(1)</text:span></text:p>
      <text:p text:style-name="Textbody"/>
      <text:p text:style-name="Heading">Best Case Scenario. The sortIt() outer loop depends only on n, but the inner loop<text:s/>is sensitive to the ordering of elements in the array and the current index of the outer loop. Under what conditions would the minimum number of inner loop iterations occur when n is large? What is the growth function under these conditions?</text:p>
      <text:p text:style-name="Textbody"/>
      <text:p text:style-name="Textbody">The best-case scenario that if the array already been sorted in the correct order. The loop will<text:s/>execute<text:s/>n times plus 1, if that is the case than the run time will be</text:p>
      <text:p text:style-name="Textbody">t(n) =<text:s/>1 + 3n, O(n)</text:p>
      <text:p text:style-name="Textbody"/>
      <text:p text:style-name="Heading">Worst Case Scenario. The sortIt() outer loop depends only on n, but the inner loop is sensitive to the ordering of elements in the array and the current index of the outer loop. Under what conditions would the maximum number of inner loop iterations occur for an array<text:s/>where n is large? What is the average number of inner loop iterations per outer loop iteration? What is the growth function under these conditions?</text:p>
      <text:p text:style-name="Textbody">The worst-case scenario that if the array is not been sorted and was in random order. Which mean the elements in array will have to be moved to a different index, if that is the case than the run time will be</text:p>
      <text:p text:style-name="Textbody">t(n) = 1<text:s/>-<text:s/>4n + n^2, O(n^2)</text:p>
      <text:p text:style-name="Heading">Expected Average Case Scenario. Assuming a random array of unique elements, what is the expected<text:s/>average number of inner loop iterations per outer loop iteration? How does it compare to the worst case? What is the growth function under these conditions?</text:p>
      <text:p text:style-name="Textbody"/>
      <text:p text:style-name="Textbody">The average-case scenario that if the array half way being sorted, if that is the case than the run time will be<text:s/></text:p>
      <text:p text:style-name="Textbody">t(n) = 1/2 - 2n +1/2n^2, O(n)^2</text:p>
      <text:p text:style-name="Heading">What is the runtime order (big-O) of sortIt() based on the above growth functions?</text:p>
      <text:p text:style-name="Textbody">O(n^2) will be the runtime ord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sham Natouf</meta:initial-creator>
    <dc:creator>Hesham Natouf</dc:creator>
    <meta:creation-date>2020-10-02T17:10:00Z</meta:creation-date>
    <dc:date>2020-10-02T17:10:00Z</dc:date>
    <meta:template xlink:href="Normal" xlink:type="simple"/>
    <meta:editing-cycles>2</meta:editing-cycles>
    <meta:editing-duration>PT60S</meta:editing-duration>
    <meta:document-statistic meta:page-count="4" meta:paragraph-count="13" meta:word-count="976" meta:character-count="6530" meta:row-count="46" meta:non-whitespace-character-count="5567"/>
  </office:meta>
</office:document-meta>
</file>